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>
      <style:text-properties fo:color="#000000" style:font-name="Times New Roman" fo:font-size="12pt" fo:language="en" fo:country="US" fo:font-weight="normal" fo:background-color="transparent" text:display="true" fo:text-transform="none"/>
    </style:style>
    <style:style style:family="text" style:name="T2">
      <style:text-properties fo:language="en" fo:country="US" text:display="true" fo:text-transform="none"/>
    </style:style>
    <style:style style:family="text" style:name="T3">
      <style:text-properties fo:language="en" fo:country="US" fo:font-weight="bold" text:display="true" fo:text-transform="none"/>
    </style:style>
    <style:style style:family="text" style:name="T4">
      <style:text-properties fo:language="en" fo:country="US" fo:font-weight="normal" text:display="true" fo:text-transform="none"/>
    </style:style>
    <style:style style:family="paragraph" style:name="P2" style:parent-style-name="Numbered List" style:list-style-name="L1">
      <style:paragraph-properties fo:text-indent="0.000000cm" fo:margin-left="1.778000cm"/>
    </style:style>
    <style:style style:family="paragraph" style:name="P3" style:parent-style-name="Numbered List">
      <style:paragraph-properties fo:text-indent="0in" fo:margin-left="0pt"/>
    </style:style>
    <style:style style:family="paragraph" style:name="P4" style:parent-style-name="Heading 2">
      <style:paragraph-properties fo:break-before="page"/>
    </style:style>
    <style:style style:family="paragraph" style:name="P1" style:parent-style-name="Numbered List" style:list-style-name="L1">
      <style:paragraph-properties fo:text-indent="0.000000cm" fo:margin-left="0.508000cm"/>
    </style:style>
    <style:style style:family="section" style: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  <text:list-style style:name="L1">
      <text:list-level-style-number text:level="1" style:num-format="1" text:start-value="1">
        <style:list-level-properties fo:text-indent="0.000000cm" text:space-before="0cm" text:min-label-width="0.762000cm" fo:margin-left="0.508000cm"/>
      </text:list-level-style-number>
      <text:list-level-style-number text:level="2" style:num-format="1" text:start-value="1" text:display-levels="2">
        <style:list-level-properties fo:text-indent="0.000000cm" text:space-before="0cm" text:min-label-width="0.762000cm" fo:margin-left="1.778000cm"/>
      </text:list-level-style-number>
    </text:list-style>
  </office:automatic-styles>
  <office:body>
    <office:text>
      <text:section text:style-name="Sect1" text:name="Section1">
        <text:p text:style-name="Heading 1">Front End Design</text:p>
        <text:list text:style-name="L1">
          <text:list-item>
            <text:p text:style-name="P1"><text:span text:style-name="T1">Opening scene</text:span></text:p>
          </text:list-item>
          <text:list-item>
            <text:p text:style-name="P1"><text:span text:style-name="T1">Menu system</text:span></text:p>
            <text:list>
              <text:list-item>
                <text:p text:style-name="P2"><text:span text:style-name="T1">New Game</text:span></text:p>
              </text:list-item>
              <text:list-item>
                <text:p text:style-name="P2"><text:span text:style-name="T1">Load Game</text:span></text:p>
              </text:list-item>
              <text:list-item>
                <text:p text:style-name="P2"><text:span text:style-name="T1">Save Game</text:span></text:p>
              </text:list-item>
              <text:list-item>
                <text:p text:style-name="P2"><text:span text:style-name="T1">Join Game</text:span></text:p>
              </text:list-item>
              <text:list-item>
                <text:p text:style-name="P2"><text:span text:style-name="T1">Host Game</text:span></text:p>
              </text:list-item>
              <text:list-item>
                <text:p text:style-name="P2"><text:span text:style-name="T1">Quit</text:span></text:p>
              </text:list-item>
            </text:list>
          </text:list-item>
          <text:list-item>
            <text:p text:style-name="P1"><text:span text:style-name="T1">Options</text:span></text:p>
            <text:list>
              <text:list-item>
                <text:p text:style-name="P2"><text:span text:style-name="T1">Screen size</text:span></text:p>
              </text:list-item>
              <text:list-item>
                <text:p text:style-name="P2"><text:span text:style-name="T1">Windowed</text:span></text:p>
              </text:list-item>
              <text:list-item>
                <text:p text:style-name="P2"><text:span text:style-name="T1">Sounds</text:span></text:p>
              </text:list-item>
              <text:list-item>
                <text:p text:style-name="P2"><text:span text:style-name="T1">Music</text:span></text:p>
              </text:list-item>
              <text:list-item>
                <text:p text:style-name="P2"><text:span text:style-name="T1">Debugging (disabled for releases)</text:span></text:p>
              </text:list-item>
            </text:list>
          </text:list-item>
          <text:list-item>
            <text:p text:style-name="P1"><text:span text:style-name="T1">Quit</text:span></text:p>
          </text:list-item>
        </text:list>
        <text:p text:style-name="P3"><text:span text:style-name="T1"/></text:p>
        <text:p text:style-name="P4"><text:span text:style-name="T2">1. Opening Scene</text:span></text:p>
        <text:p text:style-name="Normal"><text:span text:style-name="T2">The opening will be run by the event engine and will only be run the first time the game is opened. </text:span></text:p>
        <text:p text:style-name="Normal"/>
        <text:p text:style-name="Heading 2"><text:span text:style-name="T2">2. Menu system</text:span></text:p>
        <text:p text:style-name="Normal"><text:span text:style-name="T3">New Game</text:span><text:span text:style-name="T4">: When the user wants to start a new game, this option is selected. A new game save slot will be created</text:span></text:p>
        <text:p text:style-name="Normal"><text:span text:style-name="T3">Load Game: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Times New Roman" svg:font-family="Times New Roman"/>
  </office:font-face-decls>
  <office:styles>
    <style:style style:family="paragraph" style: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family="paragraph" style:name="Numbered List">
      <style:paragraph-properties fo:text-indent="-0.300000in" fo:margin-left="0.500000in"/>
    </style:style>
    <style:style style:family="paragraph" style:name="Heading 1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family="paragraph" style:name="Heading 2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